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a1077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/>
      <style:text-properties fo:font-size="10pt" fo:font-style="italic" style:font-size-asian="10pt" style:font-style-asian="italic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fo:font-size="10pt" fo:font-style="italic" officeooo:rsid="0016698e" style:font-size-asian="10pt" style:font-style-asian="italic" style:font-size-complex="10pt"/>
    </style:style>
    <style:style style:name="P7" style:family="paragraph" style:parent-style-name="Standard">
      <style:paragraph-properties fo:margin-top="0cm" fo:margin-bottom="0cm" style:contextual-spacing="false"/>
      <style:text-properties fo:font-size="10pt" fo:font-style="italic" officeooo:rsid="0016698e" officeooo:paragraph-rsid="0016698e" style:font-size-asian="10pt" style:font-style-asian="italic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fo:font-size="10pt" fo:font-style="italic" officeooo:paragraph-rsid="0016698e" style:font-size-asian="10pt" style:font-style-asian="italic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fo:font-size="10pt" fo:font-style="italic" officeooo:rsid="001a1077" officeooo:paragraph-rsid="001a1077" style:font-size-asian="10pt" style:font-style-asian="italic" style:font-size-complex="10pt"/>
    </style:style>
    <style:style style:name="P10" style:family="paragraph" style:parent-style-name="Standard">
      <style:paragraph-properties fo:margin-top="0cm" fo:margin-bottom="0cm" style:contextual-spacing="false"/>
      <style:text-properties fo:font-size="10pt" fo:font-style="italic" officeooo:rsid="001a1077" officeooo:paragraph-rsid="001a3051" style:font-size-asian="10pt" style:font-style-asian="italic" style:font-size-complex="10pt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6698e"/>
    </style:style>
    <style:style style:name="P12" style:family="paragraph" style:parent-style-name="Standard">
      <style:paragraph-properties fo:margin-top="0cm" fo:margin-bottom="0cm" style:contextual-spacing="false"/>
      <style:text-properties fo:font-size="11pt" fo:font-style="normal" officeooo:paragraph-rsid="0016698e" style:font-size-asian="9.60000038146973pt" style:font-style-asian="normal" style:font-size-complex="11pt"/>
    </style:style>
    <style:style style:name="P13" style:family="paragraph" style:parent-style-name="Standard">
      <style:paragraph-properties fo:margin-top="0cm" fo:margin-bottom="0cm" style:contextual-spacing="false"/>
      <style:text-properties officeooo:paragraph-rsid="00179036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1a1077"/>
    </style:style>
    <style:style style:name="P15" style:family="paragraph" style:parent-style-name="Standard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paragraph-rsid="001a1077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text-underline-style="none" fo:font-weight="normal" officeooo:paragraph-rsid="001a1077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1de083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1e8c44"/>
    </style:style>
    <style:style style:name="P19" style:family="paragraph" style:parent-style-name="Standard" style:master-page-name="Standard">
      <style:paragraph-properties fo:margin-top="0cm" fo:margin-bottom="0cm" style:contextual-spacing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f91c" style:font-weight-asian="bold"/>
    </style:style>
    <style:style style:name="T3" style:family="text">
      <style:text-properties fo:font-weight="bold" officeooo:rsid="0016698e" style:font-weight-asian="bold"/>
    </style:style>
    <style:style style:name="T4" style:family="text">
      <style:text-properties fo:font-weight="bold" officeooo:rsid="00179036" style:font-weight-asian="bold"/>
    </style:style>
    <style:style style:name="T5" style:family="text">
      <style:text-properties fo:font-weight="bold" officeooo:rsid="00192314" style:font-weight-asian="bold"/>
    </style:style>
    <style:style style:name="T6" style:family="text">
      <style:text-properties fo:font-weight="bold" officeooo:rsid="001a1077" style:font-weight-asian="bold"/>
    </style:style>
    <style:style style:name="T7" style:family="text">
      <style:text-properties fo:font-weight="bold" officeooo:rsid="001c5fa5" style:font-weight-asian="bold"/>
    </style:style>
    <style:style style:name="T8" style:family="text">
      <style:text-properties fo:font-weight="bold" officeooo:rsid="001e8c44" style:font-weight-asian="bold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fo:font-size="10pt" fo:font-style="italic" officeooo:rsid="0016698e" style:font-size-asian="10pt" style:font-style-asian="italic" style:font-size-complex="10pt"/>
    </style:style>
    <style:style style:name="T11" style:family="text">
      <style:text-properties fo:font-size="10pt" fo:font-style="italic" officeooo:rsid="00179036" style:font-size-asian="10pt" style:font-style-asian="italic" style:font-size-complex="10pt"/>
    </style:style>
    <style:style style:name="T12" style:family="text">
      <style:text-properties fo:font-size="10pt" fo:font-style="italic" officeooo:rsid="001a1077" style:font-size-asian="10pt" style:font-style-asian="italic" style:font-size-complex="10pt"/>
    </style:style>
    <style:style style:name="T13" style:family="text">
      <style:text-properties fo:font-size="10pt" fo:font-style="italic" fo:font-weight="bold" officeooo:rsid="001a1077" style:font-size-asian="10pt" style:font-style-asian="italic" style:font-weight-asian="bold" style:font-size-complex="10pt"/>
    </style:style>
    <style:style style:name="T14" style:family="text">
      <style:text-properties fo:font-size="10pt" fo:language="en" fo:country="US" fo:font-style="italic" style:font-size-asian="10pt" style:font-style-asian="italic" style:font-size-complex="10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a1077"/>
    </style:style>
    <style:style style:name="T17" style:family="text">
      <style:text-properties officeooo:rsid="0016698e"/>
    </style:style>
    <style:style style:name="T18" style:family="text">
      <style:text-properties fo:color="#000000" style:font-name="Calibri1" officeooo:rsid="0016698e" style:font-name-asian="Monospace" style:font-name-complex="Monospace" style:font-style-complex="italic"/>
    </style:style>
    <style:style style:name="T19" style:family="text">
      <style:text-properties fo:color="#000000" style:font-name="Calibri1" officeooo:rsid="0016698e" style:font-name-asian="Monospace" style:font-name-complex="Monospace" style:font-style-complex="normal"/>
    </style:style>
    <style:style style:name="T20" style:family="text">
      <style:text-properties officeooo:rsid="00179036"/>
    </style:style>
    <style:style style:name="T21" style:family="text">
      <style:text-properties officeooo:rsid="00192314"/>
    </style:style>
    <style:style style:name="T22" style:family="text">
      <style:text-properties officeooo:rsid="001a1077"/>
    </style:style>
    <style:style style:name="T23" style:family="text">
      <style:text-properties officeooo:rsid="001a3051"/>
    </style:style>
    <style:style style:name="T24" style:family="text">
      <style:text-properties officeooo:rsid="001de083"/>
    </style:style>
    <style:style style:name="T25" style:family="text">
      <style:text-properties officeooo:rsid="001e8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Obs: O arquivo lab</text:span><text:span text:style-name="T2">03</text:span><text:span text:style-name="T1">.zip contém o código por completo. Abaixo estão somente os códigos necessários para o relatório.</text:span></text:p>
      <text:p text:style-name="P4"/>
      <text:p text:style-name="P3"><text:span text:style-name="T1">Item 0</text:span><text:span text:style-name="T3">1</text:span><text:span text:style-name="T1">)</text:span></text:p>
      <text:p text:style-name="P11"><text:span text:style-name="T17">O resultado não respeita o comportamento de uma fila, pois o elemento 5 é adicionado utilizando o método adicionaInicio da classe Lista. </text:span></text:p>
      <text:p text:style-name="P5"><text:span text:style-name="T17"><text:s text:c="4"/>fila.pegarPrimeiro();</text:span></text:p>
      <text:p text:style-name="P8"><text:s text:c="4"/>fila.adicionaFim(5); </text:p>
      <text:p text:style-name="P8"><text:span text:style-name="T18"><text:s text:c="4"/>fila.pegaPrimeiro();</text:span></text:p>
      <text:p text:style-name="P8"><text:span text:style-name="T18"/></text:p>
      <text:p text:style-name="P12"><text:span text:style-name="T19">Ao substituir fila.adicionaFim por fila.enfileirar, têm-se o resultado respeitando o comportamento de uma fila.</text:span></text:p>
      <text:p text:style-name="P6"><text:s text:c="8"/>fila.pegarPrimeiro();</text:p>
      <text:p text:style-name="P6"><text:s text:c="8"/>fila.enfileirar(5);</text:p>
      <text:p text:style-name="P6"><text:s text:c="8"/>fila.pegarPrimeiro();</text:p>
      <text:p text:style-name="P6"/>
      <text:p text:style-name="P7">Resultado:</text:p>
      <text:p text:style-name="P7">Enfileirou o elemento 1</text:p>
      <text:p text:style-name="P7">Enfileirou o elemento 2</text:p>
      <text:p text:style-name="P7">Enfileirou o elemento 3</text:p>
      <text:p text:style-name="P7">Tirou o elemento 1 do início da fila.</text:p>
      <text:p text:style-name="P7">Enfileirou o elemento 5</text:p>
      <text:p text:style-name="P7">Tirou o elemento 2 do início da fila.</text:p>
      <text:p text:style-name="P7">Tirou o elemento 3 do início da fila.</text:p>
      <text:p text:style-name="P7">Tirou o elemento 5 do início da fila.</text:p>
      <text:p text:style-name="P11"><text:span text:style-name="T10"/></text:p>
      <text:p text:style-name="P3"><text:span text:style-name="T1">Item 0</text:span><text:span text:style-name="T4">2</text:span><text:span text:style-name="T1">)</text:span></text:p>
      <text:p text:style-name="P3">A<text:span text:style-name="T20">lterações em Carro.java </text:span><text:span text:style-name="T21">(códigos de TanqueCombustivel.java e Motor.java estão no zip)</text:span><text:span text:style-name="T20">:</text:span></text:p>
      <text:p text:style-name="P13"><text:span text:style-name="T11"><text:s text:c="4"/>private Motor motor = new Motor();</text:span></text:p>
      <text:p text:style-name="P13"><text:span text:style-name="T11"><text:s text:c="4"/>private TanqueCombustivel tanque = new TanqueCombustivel(40);</text:span></text:p>
      <text:p text:style-name="P13"><text:span text:style-name="T11"><text:s text:c="3"/>public void Ligar(){</text:span></text:p>
      <text:p text:style-name="P13"><text:span text:style-name="T11"><text:s text:c="4"/><text:tab/>this.motor.ligar();</text:span></text:p>
      <text:p text:style-name="P13"><text:span text:style-name="T11"><text:s text:c="4"/><text:tab/>this.tanque.gasta(1);</text:span></text:p>
      <text:p text:style-name="P13"><text:span text:style-name="T11"><text:s text:c="4"/>}</text:span></text:p>
      <text:p text:style-name="P13"><text:span text:style-name="T11"><text:s/></text:span></text:p>
      <text:p text:style-name="P3"><text:span text:style-name="T1">Item 0</text:span><text:span text:style-name="T5">3</text:span><text:span text:style-name="T1">)</text:span></text:p>
      <text:p text:style-name="P15"><text:span text:style-name="T22">Caminhao.java:</text:span></text:p>
      <text:p text:style-name="P14"><text:span text:style-name="T12">package br.unicamp.ic.mc302.veiculos;</text:span></text:p>
      <text:p text:style-name="P14"><text:span text:style-name="T12">public class Caminhao {</text:span></text:p>
      <text:p text:style-name="P14"><text:span text:style-name="T12"><text:tab/>private int numEixos;</text:span></text:p>
      <text:p text:style-name="P14"><text:span text:style-name="T12"><text:tab/>private int capacidade;</text:span></text:p>
      <text:p text:style-name="P14"><text:span text:style-name="T12"><text:tab/>public Caminhao(int numEixos, int capacidade){</text:span></text:p>
      <text:p text:style-name="P14"><text:span text:style-name="T12"><text:tab/><text:tab/>this.numEixos = numEixos;</text:span></text:p>
      <text:p text:style-name="P14"><text:span text:style-name="T12"><text:tab/><text:tab/>this.capacidade = capacidade;</text:span></text:p>
      <text:p text:style-name="P14"><text:span text:style-name="T12"><text:tab/>}</text:span></text:p>
      <text:p text:style-name="P14"><text:span text:style-name="T12"><text:tab/>public int getNumEixos(){</text:span></text:p>
      <text:p text:style-name="P14"><text:span text:style-name="T12"><text:tab/><text:tab/>return this.numEixos;</text:span></text:p>
      <text:p text:style-name="P14"><text:span text:style-name="T12"><text:tab/>}</text:span></text:p>
      <text:p text:style-name="P14"><text:span text:style-name="T12"><text:tab/>public int getCapacidade(){</text:span></text:p>
      <text:p text:style-name="P14"><text:span text:style-name="T12"><text:tab/><text:tab/>return this.capacidade;</text:span></text:p>
      <text:p text:style-name="P14"><text:span text:style-name="T12"><text:tab/>}</text:span></text:p>
      <text:p text:style-name="P14"><text:span text:style-name="T12">}</text:span><text:span text:style-name="T9"> <text:s text:c="3"/></text:span></text:p>
      <text:p text:style-name="P2"><text:span text:style-name="T22"/></text:p>
      <text:p text:style-name="P2"><text:span text:style-name="T22"/></text:p>
      <text:p text:style-name="P2"><text:soft-page-break/><text:span text:style-name="T22">ExemploCaminhao.java:</text:span></text:p>
      <text:p text:style-name="P9">package br.unicamp.ic.mc302.veiculos;</text:p>
      <text:p text:style-name="P9">public class ExemploCaminhao {</text:p>
      <text:p text:style-name="P9"><text:s text:c="4"/>public static void main(String args[]) {</text:p>
      <text:p text:style-name="P9"><text:s text:c="4"/><text:tab/>Caminhao caminhao = new Caminhao(2, 1000);</text:p>
      <text:p text:style-name="P9"><text:s text:c="4"/><text:tab/>System.out.println("numEixos: " + caminhao.getNumEixos());</text:p>
      <text:p text:style-name="P9"><text:s text:c="4"/><text:tab/>System.out.println("capacidade: " + caminhao.getCapacidade());</text:p>
      <text:p text:style-name="P9"><text:s text:c="4"/>}</text:p>
      <text:p text:style-name="P14"><text:span text:style-name="T12">}</text:span></text:p>
      <text:p text:style-name="P14"><text:span text:style-name="T13"/></text:p>
      <text:p text:style-name="P14"><text:span text:style-name="T1">Item 0</text:span><text:span text:style-name="T6">4</text:span><text:span text:style-name="T1">)</text:span></text:p>
      <text:p text:style-name="P16"><text:span text:style-name="T22">Para evitar a repetição de operações, pode-se fazer com que Caminhao seja uma extensão de Carro.</text:span></text:p>
      <text:p text:style-name="P3"><text:span text:style-name="T16">Caminhao</text:span><text:span text:style-name="T15">.java </text:span><text:span text:style-name="T16">alterado</text:span><text:span text:style-name="T15">:</text:span></text:p>
      <text:p text:style-name="P14"><text:span text:style-name="T12">package br.unicamp.ic.mc302.veiculos;</text:span></text:p>
      <text:p text:style-name="P14"><text:span text:style-name="T12">public class Caminhao extends Carro {</text:span></text:p>
      <text:p text:style-name="P14"><text:span text:style-name="T12"><text:tab/>private int numEixos;</text:span></text:p>
      <text:p text:style-name="P14"><text:span text:style-name="T12"><text:tab/>private int capacidade;</text:span></text:p>
      <text:p text:style-name="P14"><text:span text:style-name="T12"><text:tab/>public Caminhao(int lot, int num, int ano, String mar, String mod, String pl, int numEixos, int capacidade){</text:span></text:p>
      <text:p text:style-name="P14"><text:span text:style-name="T12"><text:tab/><text:tab/>super(lot, num, ano, mar, mod, pl);</text:span></text:p>
      <text:p text:style-name="P14"><text:span text:style-name="T12"><text:tab/><text:tab/>this.numEixos = numEixos;</text:span></text:p>
      <text:p text:style-name="P14"><text:span text:style-name="T12"><text:tab/><text:tab/>this.capacidade = capacidade;</text:span></text:p>
      <text:p text:style-name="P14"><text:span text:style-name="T12"><text:tab/>}</text:span></text:p>
      <text:p text:style-name="P14"><text:span text:style-name="T12"><text:tab/>public int getNumEixos(){</text:span></text:p>
      <text:p text:style-name="P14"><text:span text:style-name="T12"><text:tab/><text:tab/>return this.numEixos;</text:span></text:p>
      <text:p text:style-name="P14"><text:span text:style-name="T12"><text:tab/>}</text:span></text:p>
      <text:p text:style-name="P14"><text:span text:style-name="T12"><text:tab/>public int getCapacidade(){</text:span></text:p>
      <text:p text:style-name="P14"><text:span text:style-name="T12"><text:tab/><text:tab/>return this.capacidade;</text:span></text:p>
      <text:p text:style-name="P14"><text:span text:style-name="T12"><text:tab/>}</text:span></text:p>
      <text:p text:style-name="P14"><text:span text:style-name="T12">}</text:span></text:p>
      <text:p text:style-name="P14"><text:span text:style-name="T16">Alterações em ExemploCaminhao</text:span><text:span text:style-name="T15">.java</text:span><text:span text:style-name="T16">:</text:span></text:p>
      <text:p text:style-name="P9">De:</text:p>
      <text:p text:style-name="P9"><text:s text:c="4"/><text:tab/>Caminhao caminhao = new Caminhao(2, 1000);</text:p>
      <text:p text:style-name="P9">Para:</text:p>
      <text:p text:style-name="P10"><text:s text:c="4"/><text:tab/><text:span text:style-name="T23">Caminhao caminhao = new Caminhao(1, 2, 2000, "Scania", "Modelo 1", "DDDD-2922", 2, 1000);</text:span></text:p>
      <text:p text:style-name="P10"><text:span text:style-name="T23"/></text:p>
      <text:p text:style-name="P3"><text:span text:style-name="T1">Item </text:span><text:span text:style-name="T7">05</text:span><text:span text:style-name="T1">)</text:span></text:p>
      <text:p text:style-name="P17"><text:span text:style-name="T24">Código está no zip, pacote br.unicamp.ic.mc302.editor.</text:span></text:p>
      <text:p text:style-name="P17"><text:span text:style-name="T24"/></text:p>
      <text:p text:style-name="P18"><text:span text:style-name="T1">Item </text:span><text:span text:style-name="T7">0</text:span><text:span text:style-name="T8">6</text:span><text:span text:style-name="T1">)</text:span></text:p>
      <text:p text:style-name="P18"><text:span text:style-name="T24">Código está no zip, pacote br.unicamp.ic.mc302.</text:span><text:span text:style-name="T25">onibus</text:span><text:span text:style-name="T24">.</text:span></text:p>
      <text:p text:style-name="P18"><text:span text:style-name="T24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Zen Hei Sharp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ícius</meta:initial-creator>
    <meta:editing-cycles>15</meta:editing-cycles>
    <meta:print-date>2013-03-05T18:32:00</meta:print-date>
    <meta:creation-date>2013-03-05T18:14:00</meta:creation-date>
    <dc:date>2013-03-26T16:29:14</dc:date>
    <meta:editing-duration>PT2H6M52S</meta:editing-duration>
    <meta:generator>LibreOffice/3.6$Linux_X86_64 LibreOffice_project/360m1$Build-2</meta:generator>
    <meta:document-statistic meta:table-count="0" meta:image-count="0" meta:object-count="0" meta:page-count="2" meta:paragraph-count="82" meta:word-count="328" meta:character-count="2587" meta:non-whitespace-character-count="220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